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3cm"/>
    </style:style>
    <style:style style:name="co2" style:family="table-column">
      <style:table-column-properties fo:break-before="auto" style:column-width="6.49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>
            <text:p>VideoEditor (working title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Feature</text:p>
          </table:table-cell>
          <table:table-cell table:style-name="ce3" office:value-type="string">
            <text:p>Beginner</text:p>
          </table:table-cell>
          <table:table-cell table:style-name="ce3" office:value-type="string">
            <text:p>Full</text:p>
          </table:table-cell>
          <table:table-cell table:style-name="ce3" office:value-type="string">
            <text:p>Statu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eading and rendering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Editing start/end/offset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Mixing audio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Geometry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Transparency / z-Order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Multi Monitor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Second Preview (Colour grading)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udio synchronised grid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uto colour matching</text:p>
          </table:table-cell>
          <table:table-cell table:style-name="Default"/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Object select/cut out/following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Multiple Edits in one project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Hosting Audio effects</text:p>
          </table:table-cell>
          <table:table-cell table:style-name="ce6" table:number-columns-repeated="3"/>
        </table:table-row>
        <table:table-row table:style-name="ro2">
          <table:table-cell/>
          <table:table-cell office:value-type="string">
            <text:p>Loading 3<text:span text:style-name="T1">rd</text:span> party effects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Automation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Automation graphs</text:p>
          </table:table-cell>
          <table:table-cell table:number-columns-repeated="2" table:style-name="ce4" office:value-type="string">
            <text:p>yes</text:p>
          </table:table-cell>
          <table:table-cell table:style-name="ce8" office:value-type="string">
            <text:p>needs improvement</text:p>
          </table:table-cell>
        </table:table-row>
        <table:table-row table:style-name="ro1">
          <table:table-cell/>
          <table:table-cell office:value-type="string">
            <text:p>drag-drop effects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Latency compensation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Preset library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udio aux tracks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Send to tracks (reverb)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Surround formats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udio Multi-threading</text:p>
          </table:table-cell>
          <table:table-cell table:number-columns-repeated="2"/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Record audio (voice over)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Display generated waveform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Hosting video effec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ilt-in</text:p>
          </table:table-cell>
          <table:table-cell table:number-columns-repeated="2" table:style-name="ce4" office:value-type="string">
            <text:p>yes</text:p>
          </table:table-cell>
          <table:table-cell table:style-name="ce4" office:value-type="string">
            <text:p>done</text:p>
          </table:table-cell>
        </table:table-row>
        <table:table-row table:style-name="ro1">
          <table:table-cell/>
          <table:table-cell office:value-type="string">
            <text:p>OpenFX</text:p>
          </table:table-cell>
          <table:table-cell table:number-columns-repeated="2"/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Render in OpenGL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 office:value-type="string">
            <text:p>Render Video to Fil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MP4 – H.264/H.265</text:p>
          </table:table-cell>
          <table:table-cell table:number-columns-repeated="2" table:style-name="ce4" office:value-type="string">
            <text:p>yes</text:p>
          </table:table-cell>
          <table:table-cell table:style-name="ce5" office:value-type="string">
            <text:p>buggy</text:p>
          </table:table-cell>
        </table:table-row>
        <table:table-row table:style-name="ro1">
          <table:table-cell/>
          <table:table-cell office:value-type="string">
            <text:p>R3D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Apple ProRes</text:p>
          </table:table-cell>
          <table:table-cell table:style-name="ce5" office:value-type="string">
            <text:p>no</text:p>
          </table:table-cell>
          <table:table-cell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>
          <table:table-cell/>
          <table:table-cell office:value-type="string">
            <text:p>WMV</text:p>
          </table:table-cell>
          <table:table-cell table:number-columns-repeated="2" table:style-name="ce4" office:value-type="string">
            <text:p>yes</text:p>
          </table:table-cell>
          <table:table-cell table:style-name="ce7" office:value-type="string">
            <text:p>todo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5/07/2019</text:date>, <text:time>15:1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alz</meta:initial-creator>
    <meta:creation-date>2019-07-05T12:08:23</meta:creation-date>
    <dc:date>2019-07-05T15:15:06</dc:date>
    <dc:creator>Daniel Walz</dc:creator>
    <meta:editing-duration>PT2H49M38S</meta:editing-duration>
    <meta:editing-cycles>9</meta:editing-cycles>
    <meta:generator>OpenOffice/4.1.6$Unix OpenOffice.org_project/416m1$Build-9790</meta:generator>
    <meta:document-statistic meta:table-count="2" meta:cell-count="123" meta:object-count="0"/>
  </office:meta>
</office:document-meta>
</file>